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4-01-10" calcext:value-type="date">
            <text:p>10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4-01-11" calcext:value-type="date">
            <text:p>1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4-01-12" calcext:value-type="date">
            <text:p>12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4-01-15" calcext:value-type="date">
            <text:p>15.01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>
          <table:table-cell table:style-name="ce2" office:value-type="date" office:date-value="2024-01-17" calcext:value-type="date">
            <text:p>17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admin-panel, timetable, начал натягивать на регистрацию, чутка подрефакторил top-menu</text:p>
          </table:table-cell>
        </table:table-row>
        <table:table-row table:style-name="ro1">
          <table:table-cell table:style-name="ce2" office:value-type="date" office:date-value="2024-01-31" calcext:value-type="date">
            <text:p>3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login register, добавил „выйти“ на top-menu но без стилизации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11:58:47.0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1-31T11:59:46.311000000</dc:date>
    <meta:editing-duration>P1DT5H50M46S</meta:editing-duration>
    <meta:editing-cycles>18</meta:editing-cycles>
    <meta:generator>LibreOffice/7.6.0.3$Windows_X86_64 LibreOffice_project/69edd8b8ebc41d00b4de3915dc82f8f0fc3b6265</meta:generator>
    <meta:document-statistic meta:table-count="1" meta:cell-count="51" meta:object-count="0"/>
  </office:meta>
</office:document-meta>
</file>